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66CD1AA3E88406D5.png" manifest:media-type="image/png"/>
  <manifest:file-entry manifest:full-path="Pictures/100021B200008D2E00004F60B312A649B9EEC188.svg" manifest:media-type="image/svg+xml"/>
  <manifest:file-entry manifest:full-path="Pictures/10000201000003AF000002128EC4FE86053E7E7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subtitle">
      <style:graphic-properties draw:fill-color="#ffffff" draw:auto-grow-height="true" fo:min-height="14.064cm"/>
    </style:style>
    <style:style style:name="pr3" style:family="presentation" style:parent-style-name="Metropolis-notes">
      <style:graphic-properties draw:fill-color="#ffffff" draw:auto-grow-height="true" fo:min-height="13.17cm"/>
    </style:style>
    <style:style style:name="pr4" style:family="presentation" style:parent-style-name="Metropolis-title">
      <style:graphic-properties fo:min-height="3.506cm"/>
    </style:style>
    <style:style style:name="pr5" style:family="presentation" style:parent-style-name="Metropolis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4.891cm" svg:x="6.6cm" svg:y="-0.312cm" presentation:class="title">
          <draw:text-box>
            <text:p>What I Wish I Knew In First Year<text:line-break/>(WIWIKIFY)</text:p>
          </draw:text-box>
        </draw:frame>
        <draw:frame presentation:style-name="pr2" draw:text-style-name="P1" draw:layer="layout" svg:width="25.2cm" svg:height="14.064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sclaim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are not all-knowing, all-powerful wizards</text:p>
              </text:list-item>
              <text:list-item>
                <text:p>Anything we say is our own opinion based from our own experiences at UWA</text:p>
              </text:list-item>
              <text:list-item>
                <text:p>Our opinions do not reflect those of the university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Key differences to High Schoo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one is going to hold your hand</text:p>
              </text:list-item>
              <text:list-item>
                <text:p>University is a much bigger pool</text:p>
              </text:list-item>
              <text:list-item>
                <text:p>The pacing is MUCH faster</text:p>
              </text:list-item>
              <text:list-item>
                <text:p>You’re being taught HOW to learn; rather than just WHAT to learn</text:p>
              </text:list-item>
              <text:list-item>
                <text:p>Greater personal freedoms</text:p>
              </text:list-item>
              <text:list-item>
                <text:p>YOU are the main driving agent in your educatio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ctur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jority of content occurs here</text:p>
              </text:list-item>
              <text:list-item>
                <text:p>Generally theory based</text:p>
              </text:list-item>
              <text:list-item>
                <text:p>Important to ACTIVELY attend</text:p>
              </text:list-item>
              <text:list-item>
                <text:p>Often recorded and view-able through LM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ab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may seem trivial but always try to keep up</text:p>
              </text:list-item>
              <text:list-item>
                <text:p>What is in Labs is directly related to your assessments</text:p>
              </text:list-item>
              <text:list-item>
                <text:p>Sometimes it’s PART of your assessment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utorials and Workshop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torials</text:p>
                <text:list>
                  <text:list-item>
                    <text:p>Used for discussion/extension of covered topics</text:p>
                  </text:list-item>
                  <text:list-item>
                    <text:p>Often questions asked are similar to exam questions</text:p>
                  </text:list-item>
                </text:list>
              </text:list-item>
              <text:list-item>
                <text:p>Workshops</text:p>
                <text:list>
                  <text:list-item>
                    <text:p>Used to go over previously covered material</text:p>
                  </text:list-item>
                  <text:list-item>
                    <text:p>More focused on making sure you understand everything that’s been covered</text:p>
                  </text:list-item>
                </text:list>
                <text:p/>
              </text:list-item>
              <text:list-item>
                <text:p>Both may be marke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xtboo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cover content more thoroughly than lectures</text:p>
              </text:list-item>
              <text:list-item>
                <text:p>Before you buy:</text:p>
                <text:list>
                  <text:list-item>
                    <text:p>Ask your unit coordinator/previous students how useful the book is</text:p>
                  </text:list-item>
                  <text:list-item>
                    <text:p>Try it out in the library</text:p>
                  </text:list-item>
                  <text:list-item>
                    <text:p>Check out the Second-Hand Bookstore</text:p>
                  </text:list-item>
                  <text:list-item>
                    <text:p>Can buy new in the Co-op</text:p>
                  </text:list-item>
                </text:list>
              </text:list-item>
              <text:list-item>
                <text:p>Very useful aid during exam revisio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neral advi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udent Services</text:p>
              </text:list-item>
              <text:list-item>
                <text:p>Sleep</text:p>
              </text:list-item>
              <text:list-item>
                <text:p>Never be afraid to ask questions</text:p>
              </text:list-item>
              <text:list-item>
                <text:p>Get to know your lecturers</text:p>
              </text:list-item>
              <text:list-item>
                <text:p>Get involved socially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r unit’s help forum</text:p>
              </text:list-item>
              <text:list-item>
                <text:p><text:a xlink:href="http://www.google.com.au/" xlink:type="simple">www.google.com.au</text:a></text:p>
              </text:list-item>
              <text:list-item>
                <text:p><text:a xlink:href="http://www.stackoverflow.com/" xlink:type="simple">www.stackoverflow.com</text:a></text:p>
              </text:list-item>
              <text:list-item>
                <text:p><text:a xlink:href="http://www.wikibooks.com/" xlink:type="simple">www.wikibooks.com</text:a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Questions</text:p>
          </draw:text-box>
        </draw:frame>
        <draw:frame presentation:style-name="pr5" draw:layer="layout" svg:width="25.2cm" svg:height="14.064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5550000035C66CD1AA3E88406D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4.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4.5pt" style:font-style-asian="normal" style:font-weight-asian="normal" style:font-name-complex="Lohit Hindi" style:font-family-complex="'Lohit Hindi'" style:font-family-generic-complex="system" style:font-pitch-complex="variable" style:font-size-complex="24.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74.9000015258789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 style:writing-mode="lr-tb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 style:writing-mode="lr-tb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 style:writing-mode="lr-tb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 style:writing-mode="lr-tb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 style:writing-mode="lr-tb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 style:writing-mode="lr-tb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-backgroundobjects">
      <style:graphic-properties draw:auto-grow-height="false" fo:min-height="1.449cm"/>
    </style:style>
    <style:style style:name="Mpr5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etropolis-title">
      <style:graphic-properties draw:auto-grow-height="false" fo:min-height="3.507cm"/>
    </style:style>
    <style:style style:name="Mpr8" style:family="presentation" style:parent-style-name="Metropolis-outline1" style:list-style-name="ML4">
      <style:graphic-properties fo:min-height="12.18cm"/>
    </style:style>
    <style:style style:name="Mpr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2" style:family="paragraph">
      <style:paragraph-properties fo:text-align="end"/>
      <style:text-properties fo:color="#000000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" style:page-layout-name="PM1" draw:style-name="Mdp2">
      <draw:frame presentation:style-name="Mpr4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4" draw:layer="backgroundobjects" svg:width="8.874cm" svg:height="1.449cm" svg:x="9.489cm" svg:y="19.131cm" presentation:class="footer">
        <draw:text-box>
          <text:p text:style-name="MP7"><presentation:footer/></text:p>
        </draw:text-box>
      </draw:frame>
      <draw:frame presentation:style-name="Mpr4" draw:layer="backgroundobjects" svg:width="6.523cm" svg:height="1.449cm" svg:x="19.989cm" svg:y="19.131cm" presentation:class="page-number">
        <draw:text-box>
          <text:p text:style-name="MP8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674cm" svg:height="9.726cm" svg:x="4.456cm" svg:y="2.97cm" presentation:class="page"/>
        <draw:frame presentation:style-name="Vivid-notes" draw:layer="backgroundobjects" svg:width="15.671cm" svg:height="11.672cm" svg:x="2.959cm" svg:y="13.321cm" presentation:class="notes" presentation:placeholder="true">
          <draw:text-box/>
        </draw:frame>
        <draw:frame presentation:style-name="Mpr5" draw:text-style-name="MP2" draw:layer="backgroundobjects" svg:width="8.501cm" svg:height="1.296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01cm" svg:height="1.296cm" svg:x="12.087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01cm" svg:height="1.296cm" svg:x="1cm" svg:y="25.6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01cm" svg:height="1.296cm" svg:x="12.087cm" svg:y="25.6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9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presentation:style-name="Mpr7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8" draw:layer="backgroundobjects" svg:width="25.2cm" svg:height="14.06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0.845cm" svg:x="1.4cm" svg:y="19.73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0.845cm" svg:x="9.576cm" svg:y="19.733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0.845cm" svg:x="20.076cm" svg:y="19.73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10" draw:text-style-name="MP11" draw:layer="backgroundobjects" svg:width="9.369cm" svg:height="1.396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10" draw:text-style-name="MP13" draw:layer="backgroundobjects" svg:width="9.369cm" svg:height="1.396cm" svg:x="12.219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11" draw:text-style-name="MP11" draw:layer="backgroundobjects" svg:width="9.369cm" svg:height="1.396cm" svg:x="0cm" svg:y="26.543cm" presentation:class="footer">
          <draw:text-box>
            <text:p text:style-name="MP10"><text:span text:style-name="MT3"><presentation:footer/></text:span></text:p>
          </draw:text-box>
        </draw:frame>
        <draw:frame presentation:style-name="Mpr11" draw:text-style-name="MP13" draw:layer="backgroundobjects" svg:width="9.369cm" svg:height="1.396cm" svg:x="12.219cm" svg:y="26.543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4:18:41.536000000</meta:creation-date>
    <dc:date>2018-05-21T20:13:11.645000000</dc:date>
    <meta:editing-duration>PT23H11M53S</meta:editing-duration>
    <meta:editing-cycles>3</meta:editing-cycles>
    <meta:generator>LibreOffice/5.3.1.2$Windows_x86 LibreOffice_project/e80a0e0fd1875e1696614d24c32df0f95f03deb2</meta:generator>
    <meta:document-statistic meta:object-count="84"/>
  </office:meta>
</office:document-meta>
</file>